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text-align="center" style:justify-single-word="false" fo:text-indent="0.5in" style:auto-text-indent="false" style:page-number="1"/>
    </style:style>
    <style:style style:name="T1" style:family="text">
      <style:text-properties style:font-name="Verdana" fo:font-size="24pt" style:font-name-asian="Verdana1" style:font-size-asian="24pt" style:font-name-complex="Verdana1" style:font-size-complex="24pt"/>
    </style:style>
    <style:style style:name="T2" style:family="text">
      <style:text-properties style:font-name="Verdana" fo:font-size="12pt" fo:font-weight="bold" style:font-name-asian="Verdana1" style:font-size-asian="12pt" style:font-weight-asian="bold" style:font-name-complex="Verdana1" style:font-size-complex="12pt"/>
    </style:style>
    <style:style style:name="T3" style:family="text">
      <style:text-properties style:font-name="Verdana" fo:font-size="12pt" style:font-name-asian="Verdana1" style:font-size-asian="12pt" style:font-name-complex="Verdana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Initial Interaction with Client</text:span></text:p>
      <text:p text:style-name="P1"/>
      <text:p text:style-name="P1"><text:span text:style-name="T2">Me:</text:span><text:span text:style-name="T3"> “Hey we should make an app”</text:span></text:p>
      <text:p text:style-name="P1"><text:span text:style-name="T2">Client:</text:span><text:span text:style-name="T3"> “Yessir I like it”</text:span></text:p>
      <text:p text:style-name="P1"><text:span text:style-name="T3">“When do we start”</text:span></text:p>
      <text:p text:style-name="P1"><text:span text:style-name="T2">Me:</text:span><text:span text:style-name="T3"> “I need a project for Computer Science, so it's perfect”</text:span></text:p>
      <text:p text:style-name="P1"><text:span text:style-name="T3">“And I need a client, and that's you”</text:span></text:p>
      <text:p text:style-name="P1"><text:span text:style-name="T2">Client:</text:span><text:span text:style-name="T3"> “Yupp”</text:span></text:p>
      <text:p text:style-name="P1"><text:span text:style-name="T3">“I'm just tryna make hella moves and take risks because my income is slow I'm tryna kick everything in”</text:span></text:p>
      <text:p text:style-name="P1"><text:span text:style-name="T2">Me:</text:span><text:span text:style-name="T3"> “So what do you want to do for the app?”</text:span></text:p>
      <text:p text:style-name="P1"><text:span text:style-name="T2">Client:</text:span><text:span text:style-name="T3"> “Ah finding our niche”</text:span></text:p>
      <text:p text:style-name="P1"><text:span text:style-name="T3">“The hard part”</text:span></text:p>
      <text:p text:style-name="P1"><text:span text:style-name="T3">“Anything we could incorporate into the rfid thing? Like launch it and have there be an accompanying phone accessory”</text:span></text:p>
      <text:p text:style-name="P1"><text:span text:style-name="T2">Me:</text:span><text:span text:style-name="T3"> “Oh yeah, we need to talk to him. Has he texted you?”</text:span></text:p>
      <text:p text:style-name="P1"><text:span text:style-name="T2">Client: </text:span><text:span text:style-name="T3">“He has my info but hasn't hmu yet”</text:span></text:p>
      <text:p text:style-name="P1"><text:span text:style-name="T2">Me:</text:span><text:span text:style-name="T3"> “yeah, I know he has your number, did you get his?”</text:span></text:p>
      <text:p text:style-name="P1"><text:span text:style-name="T3">“I'm still not entirely sure what the whole concept behind his company is. I still haven't seen his business model or anything. I know he has requested a patent, but it hasn't been approved yet.”</text:span></text:p>
      <text:p text:style-name="P1"><text:span text:style-name="T3">“Can you think of something else for an app? It also doesn't have to be a mobile app, it could be a website, or both. It should have an aspect relating to databases though.”</text:span></text:p>
      <text:p text:style-name="P1"><text:span text:style-name="T3">“We could do something where you bet on Google search trends.”</text:span></text:p>
      <text:p text:style-name="P1"><text:span text:style-name="T2">Client:</text:span><text:span text:style-name="T3"> “Oh shit that's hit”</text:span></text:p>
      <text:p text:style-name="P1"><text:span text:style-name="T3">“Hot”</text:span></text:p>
      <text:p text:style-name="P1"><text:span text:style-name="T3">“I fw that”</text:span></text:p>
      <text:p text:style-name="P1"><text:span text:style-name="T2">Me:</text:span><text:span text:style-name="T3"> “It could be like a stock simulator, with graphs and past hot searches”</text:span></text:p>
      <text:p text:style-name="P1"><text:span text:style-name="T2">Client:</text:span><text:span text:style-name="T3"> “Damn wed have to code bots to track all that”</text:span></text:p>
      <text:p text:style-name="P1"><text:span text:style-name="T3">“Would it cost much to generate all that stuff live graphs and databases?”</text:span></text:p>
      <text:p text:style-name="P1"><text:soft-page-break/><text:span text:style-name="T2">Me:</text:span><text:span text:style-name="T3"> “We can get hosting for up to two databases free on 000webhost, or we would use AWS for education, and we would use the Google Trends API to track the data.”</text:span></text:p>
      <text:p text:style-name="P1"><text:span text:style-name="T3">“We would mostly be focusing on the storage of user's selections, credits, and keeping everything live”</text:span></text:p>
      <text:p text:style-name="P1"><text:span text:style-name="T2">Client:</text:span><text:span text:style-name="T3"> “We need employees?”</text:span></text:p>
      <text:p text:style-name="P1"><text:span text:style-name="T3">“Smart ones huh?”</text:span></text:p>
      <text:p text:style-name="P1"><text:span text:style-name="T2">Me:</text:span><text:span text:style-name="T3"> “Not even, this is a very doable project”</text:span></text:p>
      <text:p text:style-name="P1"><text:span text:style-name="T2">Client:</text:span><text:span text:style-name="T3"> “Any way to draft up a website design? Or do we need to buy hosting first?”</text:span></text:p>
      <text:p text:style-name="P1"><text:span text:style-name="T3">“Or dat free?”</text:span></text:p>
      <text:p text:style-name="P1"><text:span text:style-name="T2">Me:</text:span><text:span text:style-name="T3"> “We could do this just us, and an advisor”</text:span></text:p>
      <text:p text:style-name="P1"><text:span text:style-name="T3">“I'm on 000webhosting.com”</text:span></text:p>
      <text:p text:style-name="P1"><text:span text:style-name="T2">Client:</text:span><text:span text:style-name="T3"> “Who's would we make the advisor?”</text:span></text:p>
      <text:p text:style-name="P1"><text:span text:style-name="T2">Me:</text:span><text:span text:style-name="T3"> “And the design for the website is easy”</text:span></text:p>
      <text:p text:style-name="P1"><text:span text:style-name="T3">“I don't know who the advisor would be, but I have two prospects in mind””</text:span></text:p>
      <text:p text:style-name="P1"><text:span text:style-name="T2">Client:</text:span><text:span text:style-name="T3"> “We should use this a front to generate startup donations and buy a yacht because taxes can't track jackkk”</text:span></text:p>
      <text:p text:style-name="P1"><text:span text:style-name="T2">Me:</text:span><text:span text:style-name="T3"> “Do you remember my uncle? He gave me the Galileo development board at Camp Dakota?”</text:span></text:p>
      <text:p text:style-name="P1"><text:span text:style-name="T3">“There you go”</text:span></text:p>
      <text:p text:style-name="P1"><text:span text:style-name="T2">Client:</text:span><text:span text:style-name="T3"> “What about the board?”</text:span></text:p>
      <text:p text:style-name="P1"><text:span text:style-name="T2">Me:</text:span><text:span text:style-name="T3"> “Nothing about the board, my uncle may be the advisor”</text:span></text:p>
      <text:p text:style-name="P1"><text:span text:style-name="T2">Client:</text:span><text:span text:style-name="T3"> “Oh yupp!”</text:span></text:p>
      <text:p text:style-name="P1"><text:span text:style-name="T2">Me:</text:span><text:span text:style-name="T3"> “Yeah, that would be perfect”</text:span></text:p>
      <text:p text:style-name="P1"><text:span text:style-name="T3">“So does the Google Trends thing sound good?”</text:span></text:p>
      <text:p text:style-name="P1"><text:span text:style-name="T3">“Also, do you have a GitHub”</text:span></text:p>
      <text:p text:style-name="P1"><text:span text:style-name="T2">Client:</text:span><text:span text:style-name="T3"> “Yeah it does”</text:span></text:p>
      <text:p text:style-name="P1"><text:span text:style-name="T3">“No”</text:span></text:p>
      <text:p text:style-name="P1"><text:span text:style-name="T2">Me:</text:span><text:span text:style-name="T3"> “get a GitHub account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8" meta:word-count="475" meta:character-count="2523" meta:non-whitespace-character-count="2096"/>
    <meta:generator>LibreOfficeDev/5.1.0.3$Linux_X86_64 LibreOffice_project/</meta:generator>
  </office:meta>
</office:document-meta>
</file>